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26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7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7-0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6-0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10-1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2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15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2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0-0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6-1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6816" calcext:value-type="float">
            <text:p>74.3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0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8568" calcext:value-type="float">
            <text:p>70.8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8312" calcext:value-type="float">
            <text:p>71.8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0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5208" calcext:value-type="float">
            <text:p>74.4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2536" calcext:value-type="float">
            <text:p>74.3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9128" calcext:value-type="float">
            <text:p>75.3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6648" calcext:value-type="float">
            <text:p>74.5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5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5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3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1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0-10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9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756" calcext:value-type="float">
            <text:p>71.9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1088" calcext:value-type="float">
            <text:p>71.9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8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6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3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656" calcext:value-type="float">
            <text:p>70.7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0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0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10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9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9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7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6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1944" calcext:value-type="float">
            <text:p>71.9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4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6648" calcext:value-type="float">
            <text:p>74.5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8192" calcext:value-type="float">
            <text:p>74.6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3184" calcext:value-type="float">
            <text:p>74.2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9904" calcext:value-type="float">
            <text:p>74.6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9544" calcext:value-type="float">
            <text:p>71.7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0888" calcext:value-type="float">
            <text:p>74.1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9656" calcext:value-type="float">
            <text:p>74.2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9" calcext:value-type="float">
            <text:p>72.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1088" calcext:value-type="float">
            <text:p>71.9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8568" calcext:value-type="float">
            <text:p>70.8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8232" calcext:value-type="float">
            <text:p>71.1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3705</text:p>
          </table:table-cell>
          <table:table-cell office:value-type="string" calcext:value-type="string">
            <text:p>Hays Lost Springs recorder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680" meta:object-count="0"/>
    <meta:user-defined meta:name="AppVersion">3.0</meta:user-defined>
  </office:meta>
</office:document-meta>
</file>